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35026" officeooo:paragraph-rsid="00035026" style:font-size-asian="16pt" style:font-size-complex="16pt"/>
    </style:style>
    <style:style style:name="P2" style:family="paragraph" style:parent-style-name="Standard">
      <style:text-properties officeooo:rsid="0003e86b" officeooo:paragraph-rsid="0003e86b"/>
    </style:style>
    <style:style style:name="P3" style:family="paragraph" style:parent-style-name="Standard">
      <style:text-properties fo:font-size="13pt" officeooo:rsid="0003e86b" officeooo:paragraph-rsid="0003e86b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</text:p>
      <text:p text:style-name="P2"/>
      <text:p text:style-name="P2"/>
      <text:p text:style-name="P3">Q.1 Differnce between E-R Modeling VS Dimensional Modeling.</text:p>
      <text:p text:style-name="P3"/>
      <text:p text:style-name="P3">Q.2 Explain schemas <text:s/>in data warehousing.</text:p>
      <text:p text:style-name="P3"/>
      <text:p text:style-name="P3">Q.3 Write a note on components of data warehouse Architecure.</text:p>
      <text:p text:style-name="P3"/>
      <text:p text:style-name="P3">Q.4 Write a note on Metadata in data warehouse</text:p>
      <text:p text:style-name="P3"/>
      <text:p text:style-name="P3">Q.5 Write a note on Dimensional Table, Inside Fact Table, Fact Less Fact</text:p>
      <text:p text:style-name="P3">Table, Granular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0T11:27:39.334394953</meta:creation-date>
    <dc:date>2022-02-10T11:33:29.771510761</dc:date>
    <meta:editing-duration>PT5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50" meta:character-count="309" meta:non-whitespace-character-count="265"/>
  </office:meta>
</office:document-meta>
</file>